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3pt" officeooo:rsid="001ba1e1" officeooo:paragraph-rsid="001ba1e1" style:font-size-asian="13pt" style:font-size-complex="13pt"/>
    </style:style>
    <style:style style:name="P2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242f23" style:font-size-asian="25pt" style:font-size-complex="25pt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fo:font-size="14pt" fo:font-weight="bold" officeooo:rsid="0058e2bf" officeooo:paragraph-rsid="0058e2bf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5pt" fo:font-weight="bold" officeooo:rsid="001ba1e1" officeooo:paragraph-rsid="001d4f56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5pt" fo:font-weight="bold" officeooo:rsid="0021a71f" officeooo:paragraph-rsid="0021a71f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5pt" fo:font-weight="bold" officeooo:rsid="002b980a" officeooo:paragraph-rsid="002b980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3pt" officeooo:rsid="0021a71f" officeooo:paragraph-rsid="0021a71f" style:font-size-asian="13pt" style:font-size-complex="13pt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36cd03" officeooo:paragraph-rsid="0036cd03" style:font-size-asian="13pt" style:font-weight-asian="normal" style:font-size-complex="13pt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3pt" fo:font-weight="normal" officeooo:rsid="002cedef" officeooo:paragraph-rsid="002cedef" style:font-size-asian="13pt" style:font-weight-asian="normal" style:font-size-complex="13pt" style:font-weight-complex="normal"/>
    </style:style>
    <style:style style:name="P11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3pt" fo:font-weight="normal" officeooo:rsid="0032677e" officeooo:paragraph-rsid="0033a24c" style:font-size-asian="13pt" style:font-weight-asian="normal" style:font-size-complex="13pt" style:font-weight-complex="normal"/>
    </style:style>
    <style:style style:name="P12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3pt" fo:font-weight="normal" officeooo:rsid="00381fb0" officeooo:paragraph-rsid="00381fb0" style:font-size-asian="13pt" style:font-weight-asian="normal" style:font-size-complex="13pt" style:font-weight-complex="normal"/>
    </style:style>
    <style:style style:name="P13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3pt" fo:font-weight="normal" officeooo:rsid="00381fb0" officeooo:paragraph-rsid="00381fb0" style:font-size-asian="13pt" style:font-weight-asian="normal" style:font-size-complex="13pt" style:font-weight-complex="normal"/>
    </style:style>
    <style:style style:name="P14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3pt" fo:font-weight="normal" officeooo:rsid="0041881d" officeooo:paragraph-rsid="0041881d" style:font-size-asian="13pt" style:font-weight-asian="normal" style:font-size-complex="13pt" style:font-weight-complex="normal"/>
    </style:style>
    <style:style style:name="P15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3pt" fo:font-style="italic" fo:font-weight="normal" officeooo:rsid="0032677e" officeooo:paragraph-rsid="0033a24c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5pt" fo:font-weight="bold" officeooo:rsid="0021a71f" officeooo:paragraph-rsid="0021a71f" style:font-size-asian="4.34999990463257pt" style:font-weight-asian="bold" style:font-size-complex="5pt" style:font-weight-complex="bold"/>
    </style:style>
    <style:style style:name="P17" style:family="paragraph" style:parent-style-name="Text_20_body" style:list-style-name="L5">
      <style:paragraph-properties fo:margin-top="0in" fo:margin-bottom="0in" style:contextual-spacing="false" fo:line-height="100%"/>
      <style:text-properties style:font-name="Arial" fo:font-size="13pt" officeooo:rsid="00180a5e" officeooo:paragraph-rsid="0054858e" style:font-size-asian="13pt" style:font-size-complex="13pt"/>
    </style:style>
    <style:style style:name="P18" style:family="paragraph" style:parent-style-name="Text_20_body" style:list-style-name="L5">
      <style:paragraph-properties fo:margin-top="0in" fo:margin-bottom="0in" style:contextual-spacing="false" fo:line-height="100%"/>
      <style:text-properties style:font-name="Arial" fo:font-size="13pt" officeooo:paragraph-rsid="0054858e" style:font-size-asian="13pt" style:font-size-complex="13pt"/>
    </style:style>
    <style:style style:name="P19" style:family="paragraph" style:parent-style-name="Text_20_body" style:list-style-name="L5">
      <style:paragraph-properties fo:margin-top="0in" fo:margin-bottom="0in" style:contextual-spacing="false" fo:line-height="100%"/>
      <style:text-properties style:font-name="Arial" fo:font-size="13pt" officeooo:rsid="0054858e" officeooo:paragraph-rsid="0054858e" style:font-size-asian="13pt" style:font-size-complex="13pt"/>
    </style:style>
    <style:style style:name="P20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3pt" officeooo:rsid="001ba1e1" officeooo:paragraph-rsid="0054858e" style:font-size-asian="13pt" style:font-size-complex="13pt"/>
    </style:style>
    <style:style style:name="P21" style:family="paragraph" style:parent-style-name="Text_20_body" style:list-style-name="L5">
      <style:paragraph-properties fo:margin-top="0in" fo:margin-bottom="0in" style:contextual-spacing="false" fo:line-height="100%"/>
      <style:text-properties style:font-name="Arial" fo:font-size="13pt" fo:font-style="italic" officeooo:rsid="0054858e" officeooo:paragraph-rsid="0054858e" style:font-size-asian="13pt" style:font-style-asian="italic" style:font-size-complex="13pt" style:font-style-complex="italic"/>
    </style:style>
    <style:style style:name="P22" style:family="paragraph" style:parent-style-name="Text_20_body" style:list-style-name="L2">
      <style:paragraph-properties fo:margin-top="0in" fo:margin-bottom="0in" style:contextual-spacing="false" fo:line-height="100%" style:shadow="none"/>
      <style:text-properties fo:font-size="13pt" officeooo:paragraph-rsid="0051fd5d" style:font-size-asian="13pt" style:font-size-complex="13pt"/>
    </style:style>
    <style:style style:name="P23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fo:font-size="13pt" officeooo:paragraph-rsid="005907b4" style:font-size-asian="13pt" style:font-size-complex="13pt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81fb0" officeooo:paragraph-rsid="0047a5d9" style:font-size-asian="13pt" style:font-size-complex="13pt"/>
    </style:style>
    <style:style style:name="P25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81fb0" officeooo:paragraph-rsid="00381fb0" style:font-size-asian="13pt" style:font-size-complex="13pt"/>
    </style:style>
    <style:style style:name="P26" style:family="paragraph" style:parent-style-name="Text_20_body" style:list-style-name="L3">
      <style:paragraph-properties fo:margin-top="0in" fo:margin-bottom="0in" style:contextual-spacing="false" fo:line-height="100%" style:shadow="none"/>
      <style:text-properties fo:font-size="13pt" officeooo:rsid="003fe837" officeooo:paragraph-rsid="003fe837" style:font-size-asian="13pt" style:font-size-complex="13pt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officeooo:rsid="002298c9"/>
    </style:style>
    <style:style style:name="T2" style:family="text">
      <style:text-properties officeooo:rsid="00242f23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32677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3a3d75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3b8b09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3ed869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3fe837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46f9c4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47a5d9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4859e6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51fd5d" style:font-size-asian="10.5pt" style:font-weight-asian="normal" style:font-size-complex="12pt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32677e" style:font-weight-asian="normal" style:font-weight-complex="normal"/>
    </style:style>
    <style:style style:name="T15" style:family="text">
      <style:text-properties style:font-name="Arial" fo:font-weight="normal" officeooo:rsid="0047a5d9" style:font-weight-asian="normal" style:font-weight-complex="normal"/>
    </style:style>
    <style:style style:name="T16" style:family="text">
      <style:text-properties style:font-name="Arial" fo:font-weight="normal" officeooo:rsid="0051fd5d" style:font-weight-asian="normal" style:font-weight-complex="normal"/>
    </style:style>
    <style:style style:name="T17" style:family="text">
      <style:text-properties style:font-name="Arial" fo:font-weight="normal" officeooo:rsid="003ed869" style:font-weight-asian="normal" style:font-weight-complex="normal"/>
    </style:style>
    <style:style style:name="T18" style:family="text">
      <style:text-properties style:font-name="Arial" fo:font-weight="normal" officeooo:rsid="003b8b09" style:font-weight-asian="normal" style:font-weight-complex="normal"/>
    </style:style>
    <style:style style:name="T19" style:family="text">
      <style:text-properties style:font-name="Arial" fo:font-weight="normal" officeooo:rsid="003fe837" style:font-weight-asian="normal" style:font-weight-complex="normal"/>
    </style:style>
    <style:style style:name="T20" style:family="text">
      <style:text-properties style:font-name="Arial" fo:font-weight="normal" officeooo:rsid="003a3d75" style:font-weight-asian="normal" style:font-weight-complex="normal"/>
    </style:style>
    <style:style style:name="T21" style:family="text">
      <style:text-properties style:font-name="Arial" fo:font-weight="normal" officeooo:rsid="004859e6" style:font-weight-asian="normal" style:font-weight-complex="normal"/>
    </style:style>
    <style:style style:name="T22" style:family="text">
      <style:text-properties style:font-name="Arial" fo:font-weight="normal" officeooo:rsid="0046f9c4" style:font-weight-asian="normal" style:font-weight-complex="normal"/>
    </style:style>
    <style:style style:name="T23" style:family="text">
      <style:text-properties fo:color="#3465a4" loext:opacity="100%" style:font-name="Arial1" fo:font-size="30pt" officeooo:rsid="00242f23" style:font-size-asian="30pt" style:font-size-complex="30pt"/>
    </style:style>
    <style:style style:name="T24" style:family="text">
      <style:text-properties fo:color="#3465a4" loext:opacity="100%" style:font-name="Arial1" fo:font-size="30pt" officeooo:rsid="0027a605" style:font-size-asian="30pt" style:font-size-complex="30pt"/>
    </style:style>
    <style:style style:name="T25" style:family="text">
      <style:text-properties fo:color="#3465a4" loext:opacity="100%" style:font-name="Arial1" officeooo:rsid="0027a605"/>
    </style:style>
    <style:style style:name="T26" style:family="text">
      <style:text-properties fo:color="#3465a4" loext:opacity="100%" style:font-name="Arial1" officeooo:rsid="00242f23"/>
    </style:style>
    <style:style style:name="T27" style:family="text">
      <style:text-properties fo:color="#3465a4" loext:opacity="100%" style:font-name="Arial1" fo:font-size="20pt" officeooo:rsid="00242f23" style:font-size-asian="20pt" style:font-size-complex="20pt"/>
    </style:style>
    <style:style style:name="T28" style:family="text">
      <style:text-properties fo:color="#3465a4" loext:opacity="100%" style:font-name="Arial1" fo:font-size="20pt" officeooo:rsid="0027a605" style:font-size-asian="20pt" style:font-size-complex="20pt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font-name="Arial1" fo:font-size="12pt" fo:font-weight="normal" officeooo:rsid="005907b4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Arial1" fo:font-size="12pt" fo:font-weight="normal" officeooo:rsid="005c83d4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Arial1" fo:font-size="12pt" fo:font-weight="normal" officeooo:rsid="0058e2bf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Arial1" fo:font-weight="normal" officeooo:rsid="005907b4" style:font-weight-asian="normal" style:font-weight-complex="normal"/>
    </style:style>
    <style:style style:name="T34" style:family="text">
      <style:text-properties fo:color="#000000" loext:opacity="100%" style:font-name="Arial1" fo:font-weight="normal" officeooo:rsid="005c83d4" style:font-weight-asian="normal" style:font-weight-complex="normal"/>
    </style:style>
    <style:style style:name="T35" style:family="text">
      <style:text-properties fo:color="#000000" loext:opacity="100%" style:font-name="Arial1" fo:font-weight="normal" officeooo:rsid="0058e2bf" style:font-weight-asian="normal" style:font-weight-complex="normal"/>
    </style:style>
    <style:style style:name="T36" style:family="text">
      <style:text-properties fo:color="#000000" loext:opacity="100%" officeooo:rsid="0027a605"/>
    </style:style>
    <style:style style:name="T37" style:family="text">
      <style:text-properties fo:color="#000000" loext:opacity="100%" style:font-name-complex="Times New Roman1"/>
    </style:style>
    <style:style style:name="T38" style:family="text">
      <style:text-properties fo:color="#000000" loext:opacity="100%" officeooo:rsid="0054858e" style:font-name-complex="Times New Roman1"/>
    </style:style>
    <style:style style:name="T39" style:family="text">
      <style:text-properties fo:color="#000000" loext:opacity="100%" fo:font-style="italic" style:font-style-asian="italic" style:font-name-complex="Times New Roman1"/>
    </style:style>
    <style:style style:name="T40" style:family="text">
      <style:text-properties fo:color="#000000" loext:opacity="100%" fo:font-style="italic" fo:font-weight="normal" style:font-style-asian="italic" style:font-weight-asian="normal" style:font-name-complex="Times New Roman1" style:font-weight-complex="normal"/>
    </style:style>
    <style:style style:name="T41" style:family="text">
      <style:text-properties fo:color="#000000" loext:opacity="100%" officeooo:rsid="0058e2bf"/>
    </style:style>
    <style:style style:name="T42" style:family="text">
      <style:text-properties fo:color="#000000" loext:opacity="100%" officeooo:rsid="005c83d4"/>
    </style:style>
    <style:style style:name="T43" style:family="text">
      <style:text-properties officeooo:rsid="002cedef"/>
    </style:style>
    <style:style style:name="T44" style:family="text">
      <style:text-properties officeooo:rsid="002d38d6"/>
    </style:style>
    <style:style style:name="T45" style:family="text">
      <style:text-properties officeooo:rsid="002d6187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4615f4"/>
    </style:style>
    <style:style style:name="T48" style:family="text">
      <style:text-properties officeooo:rsid="0046f9c4"/>
    </style:style>
    <style:style style:name="T49" style:family="text">
      <style:text-properties officeooo:rsid="0047a5d9"/>
    </style:style>
    <style:style style:name="T50" style:family="text">
      <style:text-properties officeooo:rsid="004c2a05"/>
    </style:style>
    <style:style style:name="T51" style:family="text">
      <style:text-properties officeooo:rsid="004e04de"/>
    </style:style>
    <style:style style:name="T52" style:family="text">
      <style:text-properties officeooo:rsid="004f0fa1"/>
    </style:style>
    <style:style style:name="T53" style:family="text">
      <style:text-properties officeooo:rsid="0051fd5d"/>
    </style:style>
    <style:style style:name="T54" style:family="text">
      <style:text-properties style:font-name="Arial1"/>
    </style:style>
    <style:style style:name="T55" style:family="text">
      <style:text-properties style:font-name="Arial1" officeooo:rsid="0027a605"/>
    </style:style>
    <style:style style:name="T56" style:family="text">
      <style:text-properties style:font-name="Arial1" fo:font-size="15pt" style:font-size-asian="15pt" style:font-size-complex="15pt"/>
    </style:style>
    <style:style style:name="T57" style:family="text">
      <style:text-properties style:font-name="Arial1" fo:font-size="15pt" officeooo:rsid="0027a605" style:font-size-asian="15pt" style:font-size-complex="15pt"/>
    </style:style>
    <style:style style:name="T58" style:family="text">
      <style:text-properties style:font-name="Arial1" fo:font-size="15pt" officeooo:rsid="005fe3a2" style:font-size-asian="15pt" style:font-size-complex="15pt"/>
    </style:style>
    <style:style style:name="T59" style:family="text">
      <style:text-properties officeooo:rsid="00623b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6">J</text:span><text:span text:style-name="T25">ENNIFER PERO</text:span></text:h>
      <text:p text:style-name="P3"><text:span text:style-name="T56">HR Compensation Support, Comp</text:span><text:span text:style-name="T58">uter</text:span><text:span text:style-name="T56"> Sci</text:span><text:span text:style-name="T58">ence</text:span><text:span text:style-name="T56"> </text:span><text:span text:style-name="T57">S</text:span><text:span text:style-name="T56">tudent</text:span><text:span text:style-name="T54"> </text:span></text:p>
      <text:p text:style-name="P23"><text:span text:style-name="T33">Clearwater, KS </text:span><text:span text:style-name="T34">| j</text:span><text:span text:style-name="T35">ennycpero@gmail.com </text:span><text:span text:style-name="T34">| </text:span><text:span text:style-name="T35">316-670-725</text:span><text:span text:style-name="T34">6 | </text:span><text:span text:style-name="T35">jennycpero.rf.gd</text:span></text:p>
      <text:p text:style-name="P6"><draw:line text:anchor-type="paragraph" draw:z-index="0" draw:name="Line 1" draw:style-name="gr1" draw:text-style-name="P27" svg:x1="-0.0957in" svg:y1="0.1154in" svg:x2="7.1378in" svg:y2="0.1606in"><text:p/></draw:line></text:p>
      <text:p text:style-name="P16"/>
      <text:p text:style-name="P5">Objective:</text:p>
      <text:p text:style-name="P8"><text:span text:style-name="T43">A </text:span><text:span text:style-name="T44">computer science </text:span><text:span text:style-name="T43">s</text:span>tudent<text:span text:style-name="T43"> </text:span>aiming for a career within the <text:span text:style-name="T45">technical</text:span> field, <text:span text:style-name="T1">preferably in data analytics, </text:span><text:span text:style-name="T47">technical writing, or </text:span><text:span text:style-name="T2">computer</text:span><text:span text:style-name="T1"> programming.</text:span></text:p>
      <text:h text:style-name="P1" text:outline-level="1"/>
      <text:p text:style-name="P4">Education:</text:p>
      <text:list xml:id="list3636671001" text:style-name="L1">
        <text:list-item>
          <text:p text:style-name="P9">Curren<text:span text:style-name="T51">t j</text:span>unior at Wichita State University</text:p>
          <text:list>
            <text:list-item>
              <text:p text:style-name="P9">3.8<text:span text:style-name="T52">14</text:span> GPA</text:p>
            </text:list-item>
            <text:list-item>
              <text:p text:style-name="P9">Honors College Student</text:p>
            </text:list-item>
            <text:list-item>
              <text:p text:style-name="P9">Graduating May 2025</text:p>
            </text:list-item>
          </text:list>
        </text:list-item>
        <text:list-item>
          <text:p text:style-name="P10">Clearwater High School</text:p>
          <text:list>
            <text:list-item>
              <text:p text:style-name="P10">Graduated Salutatorian, May 2020</text:p>
              <text:p text:style-name="P10"/>
            </text:list-item>
          </text:list>
        </text:list-item>
      </text:list>
      <text:p text:style-name="P4">Work Experience:</text:p>
      <text:list xml:id="list2093116327" text:style-name="L2">
        <text:list-item>
          <text:p text:style-name="P11">Help Hangar IT Support <text:span text:style-name="T49">Technician – Textron Aviation/</text:span><text:span text:style-name="T53">Ennovar</text:span></text:p>
          <text:list>
            <text:list-item>
              <text:p text:style-name="P11"><text:span text:style-name="T46">August 2021-February 2022</text:span></text:p>
            </text:list-item>
          </text:list>
        </text:list-item>
        <text:list-item>
          <text:p text:style-name="P22"><text:span text:style-name="T14">HR Compensation Support – </text:span><text:span text:style-name="T15">Textron Aviation/</text:span><text:span text:style-name="T16">Ennovar</text:span></text:p>
          <text:list>
            <text:list-item>
              <text:p text:style-name="P15">March 2022-present</text:p>
              <text:p text:style-name="P15"/>
            </text:list-item>
          </text:list>
        </text:list-item>
      </text:list>
      <text:p text:style-name="P4">Skills <text:span text:style-name="T48">and Knowledge</text:span>:</text:p>
      <text:list xml:id="list2099641925" text:style-name="L3">
        <text:list-item>
          <text:p text:style-name="P24"><text:span text:style-name="T13">Microsoft Office (Word, Excel</text:span><text:span text:style-name="T17">,</text:span><text:span text:style-name="T13"> PowerBI, </text:span><text:span text:style-name="T18">VBA</text:span><text:span text:style-name="T13">)</text:span></text:p>
        </text:list-item>
        <text:list-item>
          <text:p text:style-name="P25"><text:span text:style-name="T13">Programming </text:span><text:span text:style-name="T19">L</text:span><text:span text:style-name="T20">anguages</text:span><text:span text:style-name="T13"> (Python, </text:span><text:span text:style-name="T21">SQL, </text:span><text:span text:style-name="T22">C++</text:span><text:span text:style-name="T19">)</text:span></text:p>
        </text:list-item>
        <text:list-item>
          <text:p text:style-name="P26"><text:span text:style-name="T13">HTML </text:span><text:span text:style-name="T21">and </text:span><text:span text:style-name="T13">CSS</text:span></text:p>
        </text:list-item>
        <text:list-item>
          <text:p text:style-name="P12">Git</text:p>
        </text:list-item>
        <text:list-item>
          <text:p text:style-name="P12">Linux / <text:span text:style-name="T50">Powershell</text:span><text:span text:style-name="T48"> command line and bash scripting</text:span></text:p>
        </text:list-item>
        <text:list-item>
          <text:p text:style-name="P14">Oral and written communication</text:p>
        </text:list-item>
      </text:list>
      <text:list xml:id="list3801037899" text:style-name="L4">
        <text:list-item>
          <text:list>
            <text:list-header>
              <text:p text:style-name="P13"/>
            </text:list-header>
          </text:list>
        </text:list-item>
      </text:list>
      <text:p text:style-name="P7">Certificates:</text:p>
      <text:list xml:id="list3951302433" text:style-name="L5">
        <text:list-item>
          <text:p text:style-name="P17"><text:span text:style-name="T37">SQL for Data Science.</text:span></text:p>
          <text:list>
            <text:list-item>
              <text:p text:style-name="P18"><text:span text:style-name="T39">Coursera, University of California-Davis, 2022</text:span></text:p>
            </text:list-item>
          </text:list>
        </text:list-item>
        <text:list-item>
          <text:p text:style-name="P18"><text:span text:style-name="T37">Learning Microsoft Power BI Desktop</text:span></text:p>
          <text:list>
            <text:list-item>
              <text:p text:style-name="P18"><text:span text:style-name="T39">LinkedIn Learning, 2021</text:span></text:p>
            </text:list-item>
          </text:list>
        </text:list-item>
        <text:list-item>
          <text:p text:style-name="P18"><text:span text:style-name="T37">Introduction to Programming Using Python.</text:span></text:p>
          <text:list>
            <text:list-item>
              <text:p text:style-name="P19"><text:span text:style-name="T39">Microsoft, 2020.</text:span></text:p>
            </text:list-item>
          </text:list>
        </text:list-item>
        <text:list-item>
          <text:p text:style-name="P19"><text:span text:style-name="T37">Introduction to Programming using HTML and CSS (Microsoft Technology Associate).</text:span></text:p>
          <text:list>
            <text:list-item>
              <text:p text:style-name="P21"><text:span text:style-name="T37">Microsoft, 2019</text:span></text:p>
            </text:list-item>
          </text:list>
        </text:list-item>
        <text:list-item>
          <text:p text:style-name="P18"><text:span text:style-name="T37">Microsoft Word 2013 (Microsoft Office Specialis</text:span><text:span text:style-name="T38">t</text:span><text:span text:style-name="T37">).</text:span></text:p>
          <text:list>
            <text:list-item>
              <text:p text:style-name="P20"><text:span text:style-name="T40">Microsoft, 2016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5-24T12:00:37.921000000</dc:date>
    <meta:editing-duration>PT1H36M54S</meta:editing-duration>
    <meta:editing-cycles>59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8" meta:word-count="183" meta:character-count="1202" meta:non-whitespace-character-count="1080"/>
  </office:meta>
</office:document-meta>
</file>